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1f4421"/>
    </style:style>
    <style:style style:name="P2" style:family="paragraph" style:parent-style-name="Code">
      <style:text-properties officeooo:paragraph-rsid="001dc6bb"/>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Code">
      <style:text-properties officeooo:paragraph-rsid="001dc6bb"/>
    </style:style>
    <style:style style:name="P8" style:family="paragraph" style:parent-style-name="Code">
      <style:text-properties style:font-name-asian="TheSansMonoConNormal"/>
    </style:style>
    <style:style style:name="P9" style:family="paragraph" style:parent-style-name="Body_20_Text_20_First">
      <style:paragraph-properties fo:margin-top="0.0835in" fo:margin-bottom="0.0972in" style:contextual-spacing="false"/>
    </style:style>
    <style:style style:name="P10"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1" style:family="paragraph" style:parent-style-name="Chapter_20_Title" style:master-page-name="First_20_Page">
      <style:paragraph-properties style:page-number="auto"/>
    </style:style>
    <style:style style:name="P12" style:family="paragraph" style:parent-style-name="Code">
      <style:text-properties officeooo:paragraph-rsid="001f4421"/>
    </style:style>
    <style:style style:name="P13" style:family="paragraph" style:parent-style-name="Code">
      <style:text-properties officeooo:paragraph-rsid="001dc6bb"/>
    </style:style>
    <style:style style:name="P14" style:family="paragraph">
      <style:paragraph-properties fo:margin-top="0in" fo:margin-bottom="0.0835in" style:writing-mode="lr-tb"/>
    </style:style>
    <style:style style:name="P15" style:family="paragraph">
      <style:paragraph-properties style:writing-mode="lr-tb"/>
    </style:style>
    <style:style style:name="T1" style:family="text">
      <style:text-properties officeooo:rsid="001dc6bb"/>
    </style:style>
    <style:style style:name="T2" style:family="text">
      <style:text-properties officeooo:rsid="001f4421"/>
    </style:style>
    <style:style style:name="T3" style:family="text">
      <style:text-properties style:font-name-asian="TheSansMonoConNormal"/>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asian="TheSansMonoConNormal"/>
    </style:style>
    <style:style style:name="T8" style:family="text">
      <style:text-properties fo:font-weight="bold" style:font-name-asian="HelveticaNeue Condensed"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Utopia-Italic" style:font-name-complex="Utopia-Italic"/>
    </style:style>
    <style:style style:name="T11" style:family="text">
      <style:text-properties style:font-name="Utopia-Bold" style:font-name-complex="Utopia-Bold"/>
    </style:style>
    <style:style style:name="T12" style:family="text">
      <style:text-properties style:font-name="TheSansMonoCondensed-Bold" style:font-name-complex="TheSansMonoCondensed-Bold"/>
    </style:style>
    <style:style style:name="T13" style:family="text">
      <style:text-properties fo:font-style="normal" fo:font-weight="bold" style:font-style-asian="normal" style:font-weight-asian="bold"/>
    </style:style>
    <style:style style:name="T14" style:family="text">
      <style:text-properties officeooo:rsid="001dc6bb"/>
    </style:style>
    <style:style style:name="T15" style:family="text">
      <style:text-properties officeooo:rsid="001f4421"/>
    </style:style>
    <style:style style:name="T16" style:family="text">
      <style:text-properties officeooo:rsid="00210cdb"/>
    </style:style>
    <style:style style:name="T17" style:family="text">
      <style:text-properties officeooo:rsid="0022f54f"/>
    </style:style>
    <style:style style:name="T18" style:family="text">
      <style:text-properties officeooo:rsid="0022fcf9"/>
    </style:style>
    <style:style style:name="T19"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8630704" text:id="ct78630704">
          <text:deletion>
            <office:change-info>
              <dc:creator>Ray Lischner</dc:creator>
              <dc:date>2013-10-01T18:36:00</dc:date>
            </office:change-info>
            <text:p text:style-name="Body_20_Text_20_First">s</text:p>
          </text:deletion>
        </text:changed-region>
        <text:changed-region xml:id="ct46366816" text:id="ct46366816">
          <text:insertion>
            <office:change-info>
              <dc:creator>Ray Lischner</dc:creator>
              <dc:date>2013-10-01T18:37:00</dc:date>
            </office:change-info>
          </text:insertion>
        </text:changed-region>
        <text:changed-region xml:id="ct92899664" text:id="ct92899664">
          <text:insertion>
            <office:change-info>
              <dc:creator>Ray Lischner</dc:creator>
              <dc:date>2013-10-01T18:37:00</dc:date>
            </office:change-info>
          </text:insertion>
        </text:changed-region>
        <text:changed-region xml:id="ct79771984" text:id="ct79771984">
          <text:deletion>
            <office:change-info>
              <dc:creator>Ray Lischner</dc:creator>
              <dc:date>2013-10-01T18:37:00</dc:date>
            </office:change-info>
            <text:p text:style-name="Code">
<text:span text:style-name="T1">()</text:span>
</text:p>
          </text:deletion>
        </text:changed-region>
        <text:changed-region xml:id="ct48093296" text:id="ct48093296">
          <text:insertion>
            <office:change-info>
              <dc:creator>Ray Lischner</dc:creator>
              <dc:date>2013-10-01T18:38:00</dc:date>
            </office:change-info>
          </text:insertion>
        </text:changed-region>
        <text:changed-region xml:id="ct81007728" text:id="ct81007728">
          <text:deletion>
            <office:change-info>
              <dc:creator>Ray Lischner</dc:creator>
              <dc:date>2013-10-01T18:38:00</dc:date>
            </office:change-info>
            <text:p text:style-name="Code">
<text:span text:style-name="T1">(</text:span>
</text:p>
          </text:deletion>
        </text:changed-region>
        <text:changed-region xml:id="ct60025792" text:id="ct60025792">
          <text:deletion>
            <office:change-info>
              <dc:creator>Ray Lischner</dc:creator>
              <dc:date>2013-10-01T18:38:00</dc:date>
            </office:change-info>
            <text:p text:style-name="Code">)</text:p>
          </text:deletion>
        </text:changed-region>
        <text:changed-region xml:id="ct46700272" text:id="ct46700272">
          <text:insertion>
            <office:change-info>
              <dc:creator>Ray Lischner</dc:creator>
              <dc:date>2013-10-01T18:38:00</dc:date>
            </office:change-info>
          </text:insertion>
        </text:changed-region>
        <text:changed-region xml:id="ct88723488" text:id="ct88723488">
          <text:insertion>
            <office:change-info>
              <dc:creator>Ray Lischner</dc:creator>
              <dc:date>2013-10-05T09:49:00</dc:date>
            </office:change-info>
          </text:insertion>
        </text:changed-region>
        <text:changed-region xml:id="ct93084784" text:id="ct93084784">
          <text:deletion>
            <office:change-info>
              <dc:creator>Ray Lischner</dc:creator>
              <dc:date>2013-10-05T09:49:00</dc:date>
            </office:change-info>
            <text:p text:style-name="P1">prefix</text:p>
          </text:deletion>
        </text:changed-region>
        <text:changed-region xml:id="ct67778800" text:id="ct67778800">
          <text:insertion>
            <office:change-info>
              <dc:creator>Ray Lischner</dc:creator>
              <dc:date>2013-10-05T09:49:00</dc:date>
            </office:change-info>
          </text:insertion>
        </text:changed-region>
        <text:changed-region xml:id="ct92549600" text:id="ct92549600">
          <text:deletion>
            <office:change-info>
              <dc:creator>Ray Lischner</dc:creator>
              <dc:date>2013-10-05T09:49:00</dc:date>
            </office:change-info>
            <text:p text:style-name="P1">tru</text:p>
          </text:deletion>
        </text:changed-region>
        <text:changed-region xml:id="ct92996688" text:id="ct92996688">
          <text:insertion>
            <office:change-info>
              <dc:creator>Ray Lischner</dc:creator>
              <dc:date>2013-10-05T09:49:00</dc:date>
            </office:change-info>
          </text:insertion>
        </text:changed-region>
        <text:changed-region xml:id="ct88734000" text:id="ct88734000">
          <text:insertion>
            <office:change-info>
              <dc:creator>Ray Lischner</dc:creator>
              <dc:date>2013-10-05T09:49:00</dc:date>
            </office:change-info>
          </text:insertion>
        </text:changed-region>
        <text:changed-region xml:id="ct84313216" text:id="ct84313216">
          <text:deletion>
            <office:change-info>
              <dc:creator>Ray Lischner</dc:creator>
              <dc:date>2013-10-05T09:49:00</dc:date>
            </office:change-info>
            <text:p text:style-name="Code">
<text:span text:style-name="T2">prefix</text:span>
</text:p>
          </text:deletion>
        </text:changed-region>
        <text:changed-region xml:id="ct88743184" text:id="ct88743184">
          <text:deletion>
            <office:change-info>
              <dc:creator>Ray Lischner</dc:creator>
              <dc:date>2013-10-05T09:49:00</dc:date>
            </office:change-info>
            <text:p text:style-name="Code"><text:span text:style-name="T3"><text:s text:c="6"/></text:span>std::cout &lt;&lt; prefix;</text:p>
            <text:p text:style-name="Code"><text:span text:style-name="T3"><text:s text:c="4"/></text:span>else</text:p>
            <text:p text:style-name="Code">
<text:span text:style-name="T3"/>
</text:p>
          </text:deletion>
        </text:changed-region>
        <text:changed-region xml:id="ct88764064" text:id="ct88764064">
          <text:insertion>
            <office:change-info>
              <dc:creator>Ray Lischner</dc:creator>
              <dc:date>2013-10-05T09:49:00</dc:date>
            </office:change-info>
          </text:insertion>
        </text:changed-region>
        <text:changed-region xml:id="ct88736944" text:id="ct88736944">
          <text:deletion>
            <office:change-info>
              <dc:creator>Ray Lischner</dc:creator>
              <dc:date>2013-10-05T09:49:00</dc:date>
            </office:change-info>
            <text:p text:style-name="Code">prefix</text:p>
          </text:deletion>
        </text:changed-region>
        <text:changed-region xml:id="ct92985776" text:id="ct92985776">
          <text:insertion>
            <office:change-info>
              <dc:creator>Ray Lischner</dc:creator>
              <dc:date>2013-10-05T09:49:00</dc:date>
            </office:change-info>
          </text:insertion>
        </text:changed-region>
        <text:changed-region xml:id="ct88729968" text:id="ct88729968">
          <text:deletion>
            <office:change-info>
              <dc:creator>Ray Lischner</dc:creator>
              <dc:date>2013-10-05T09:49:00</dc:date>
            </office:change-info>
            <text:p text:style-name="Code">fals</text:p>
          </text:deletion>
        </text:changed-region>
        <text:changed-region xml:id="ct88743472" text:id="ct88743472">
          <text:insertion>
            <office:change-info>
              <dc:creator>Ray Lischner</dc:creator>
              <dc:date>2013-10-05T09:49:00</dc:date>
            </office:change-info>
          </text:insertion>
        </text:changed-region>
        <text:changed-region xml:id="ct76220464" text:id="ct76220464">
          <text:deletion>
            <office:change-info>
              <dc:creator>Ray Lischner</dc:creator>
              <dc:date>2013-10-05T09:49:00</dc:date>
            </office:change-info>
            <text:p text:style-name="Code"><text:span text:style-name="T3"><text:s text:c="2"/></text:span>if (print_prefix)</text:p>
            <text:p text:style-name="Code"><text:span text:style-name="T3"><text:s text:c="4"/></text:span>std::cout &lt;&lt; prefix;</text:p>
            <text:p text:style-name="Code">
<text:span text:style-name="T3"/>
</text:p>
          </text:deletion>
        </text:changed-region>
        <text:changed-region xml:id="ct84460720" text:id="ct84460720">
          <text:insertion>
            <office:change-info>
              <dc:creator>Ray Lischner</dc:creator>
              <dc:date>2013-10-01T18:40:00</dc:date>
            </office:change-info>
          </text:insertion>
        </text:changed-region>
        <text:changed-region xml:id="ct68512400" text:id="ct68512400">
          <text:deletion>
            <office:change-info>
              <dc:creator>Ray Lischner</dc:creator>
              <dc:date>2013-10-01T18:40:00</dc:date>
            </office:change-info>
            <text:p text:style-name="Code"><text:span text:style-name="T3"><text:s text:c="2"/></text:span>data.insert(data.begin(),</text:p>
            <text:p text:style-name="Code"><text:span text:style-name="T3"><text:s text:c="14"/></text:span>std::istream_iterator&lt;int&gt;(std::cin), std::istream_iterator&lt;int&gt;());</text:p>
            <text:p text:style-name="Code"/>
          </text:deletion>
        </text:changed-region>
        <text:changed-region xml:id="ct89096336" text:id="ct89096336">
          <text:insertion>
            <office:change-info>
              <dc:creator>Ray Lischner</dc:creator>
              <dc:date>2013-10-05T09:56:00</dc:date>
            </office:change-info>
          </text:insertion>
        </text:changed-region>
        <text:changed-region xml:id="ct67559216" text:id="ct67559216">
          <text:deletion>
            <office:change-info>
              <dc:creator>Ray Lischner</dc:creator>
              <dc:date>2013-10-05T09:50:00</dc:date>
            </office:change-info>
            <text:p text:style-name="Code">
<text:s text:c="2"/>
</text:p>
          </text:deletion>
        </text:changed-region>
        <text:changed-region xml:id="ct88826720" text:id="ct88826720">
          <text:deletion>
            <office:change-info>
              <dc:creator>Ray Lischner</dc:creator>
              <dc:date>2013-10-05T09:50:00</dc:date>
            </office:change-info>
            <text:p text:style-name="Code">
<text:s text:c="2"/>
</text:p>
          </text:deletion>
        </text:changed-region>
        <text:changed-region xml:id="ct80395248" text:id="ct80395248">
          <text:insertion>
            <office:change-info>
              <dc:creator>Ray Lischner</dc:creator>
              <dc:date>2013-10-01T18:41:00</dc:date>
            </office:change-info>
          </text:insertion>
        </text:changed-region>
        <text:changed-region xml:id="ct67558240" text:id="ct67558240">
          <text:deletion>
            <office:change-info>
              <dc:creator>Ray Lischner</dc:creator>
              <dc:date>2013-10-01T18:41:00</dc:date>
            </office:change-info>
            <text:p text:style-name="Code">
<text:span text:style-name="T1">()</text:span>
</text:p>
          </text:deletion>
        </text:changed-region>
        <text:changed-region xml:id="ct65822208" text:id="ct65822208">
          <text:insertion>
            <office:change-info>
              <dc:creator>Ray Lischner</dc:creator>
              <dc:date>2013-10-01T18:41:00</dc:date>
            </office:change-info>
          </text:insertion>
        </text:changed-region>
        <text:changed-region xml:id="ct93110624" text:id="ct93110624">
          <text:deletion>
            <office:change-info>
              <dc:creator>Ray Lischner</dc:creator>
              <dc:date>2013-10-01T18:41:00</dc:date>
            </office:change-info>
            <text:p text:style-name="P2">
<text:span text:style-name="T1">()</text:span>
</text:p>
          </text:deletion>
        </text:changed-region>
        <text:changed-region xml:id="ct75919888" text:id="ct75919888">
          <text:insertion>
            <office:change-info>
              <dc:creator>Ray Lischner</dc:creator>
              <dc:date>2013-10-01T18:41:00</dc:date>
            </office:change-info>
          </text:insertion>
        </text:changed-region>
        <text:changed-region xml:id="ct53756896" text:id="ct53756896">
          <text:deletion>
            <office:change-info>
              <dc:creator>Ray Lischner</dc:creator>
              <dc:date>2013-10-01T18:41:00</dc:date>
            </office:change-info>
            <text:p text:style-name="P2">
<text:span text:style-name="T1">()</text:span>
</text:p>
          </text:deletion>
        </text:changed-region>
        <text:changed-region xml:id="ct79331664" text:id="ct79331664">
          <text:deletion>
            <office:change-info>
              <dc:creator>Ray Lischner</dc:creator>
              <dc:date>2013-10-01T18:42:00</dc:date>
            </office:change-info>
            <text:p text:style-name="Code"><text:s/>// error</text:p>
          </text:deletion>
        </text:changed-region>
        <text:changed-region xml:id="ct78521968" text:id="ct78521968">
          <text:deletion>
            <office:change-info>
              <dc:creator>Ray Lischner</dc:creator>
              <dc:date>2013-10-05T09:53:00</dc:date>
            </office:change-info>
            <text:p text:style-name="Text_20_body">b</text:p>
          </text:deletion>
        </text:changed-region>
        <text:changed-region xml:id="ct83874736" text:id="ct83874736">
          <text:insertion>
            <office:change-info>
              <dc:creator>Ray Lischner</dc:creator>
              <dc:date>2013-10-05T0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verloading Function Names<text:span text:style-name="Comment_20_Reference"><text:span text:style-name="T9"><office:annotation><dc:creator>Stefan Turalski</dc:creator><dc:date>2013-09-17T21:25:00</dc:date><text:p text:style-name="P14"><text:span text:style-name="T19"/></text:p><text:p text:style-name="P14"><text:span text:style-name="T19">No comments within the narrative.</text:span></text:p><text:p text:style-name="P14"><text:span text:style-name="T19"/></text:p><text:p text:style-name="P14"><text:span text:style-name="T19">However, I'd like to see return type overloading</text:span></text:p><text:p text:style-name="P14"><text:span text:style-name="T19">string s = foo(); <text:s text:c="3"/>//for a foo that returns a string</text:span></text:p><text:p text:style-name="P14"><text:span text:style-name="T19">double x = foo(); <text:s text:c="3"/>//for a foo that returns a double</text:span></text:p><text:p text:style-name="P14"><text:span text:style-name="T19">int i = foo(); <text:s text:c="6"/>//then a foo returns an integer</text:span></text:p><text:p text:style-name="P14"><text:span text:style-name="T19">float f = (float)(int)foo(); <text:s text:c="2"/>//call the int foo (but converts to float)</text:span></text:p><text:p text:style-name="P14"><text:span text:style-name="T19"/></text:p><text:p text:style-name="P14"><text:span text:style-name="T19">Also might be nice to cover the const-overloading</text:span></text:p><text:p text:style-name="P14"><text:span text:style-name="T19">Item const&amp; operator[] (unsigned index) const; </text:span></text:p><text:p text:style-name="P14"><text:span text:style-name="T19">Item&amp; <text:s text:c="6"/>operator[] (unsigned index); <text:s text:c="5"/></text:span></text:p><text:p text:style-name="P14"><text:span text:style-name="T19">But that's maybe for laters?</text:span></text:p></office:annotation></text:span></text:span></text:p>
      <text:p text:style-name="Body_20_Text_20_First">In C++, multiple functions can have the same name, provided the functions have a different number of arguments or different argument types. Using the same name for multiple functions is called <text:span text:style-name="Emphasis"><text:span text:style-name="T10">overloading</text:span></text:span> and is common in C++.</text:p>
      <text:h text:style-name="Heading_20_1" text:outline-level="1">Overloading</text:h>
      <text:p text:style-name="Body_20_Text_20_First">All programming languages use overloading at one level or another. For example, most languages use <text:span text:style-name="Code_20_Inline">+</text:span> for integer addition as well as for floating-point addition. Some languages, such as Pascal, use different operators for integer division (<text:span text:style-name="Code_20_Inline">div</text:span>) and floating-point division (<text:span text:style-name="Code_20_Inline">/</text:span>), but others, such as C and Java, use<text:change text:change-id="ct78630704"/> the same operator (<text:span text:style-name="Code_20_Inline">/</text:span>).</text:p>
      <text:p text:style-name="Text_20_body">C++ takes overloading one step further, letting you overload your own function names. Judicious use of overloading can greatly reduce complexity in a program and make your programs easier to read and understand.</text:p>
      <text:p text:style-name="Text_20_body">For example, C++ inherits several functions from the standard C library that compute an absolute value: <text:span text:style-name="Code_20_Inline">abs</text:span> takes an <text:span text:style-name="Code_20_Inline">int</text:span> argument, <text:span text:style-name="Code_20_Inline">fabs</text:span> takes a floating-point argument, and <text:span text:style-name="Code_20_Inline">labs</text:span> takes a long integer argument.</text:p>
      <text:p text:style-name="Note_2f_Tip_2f_Caution"><text:span text:style-name="Dingbat_20_Symbol"><text:span text:style-name="T8"></text:span></text:span>Note Don’t be concerned that we have not yet covered these other types. All that matters for the purpose of this discussion is that they are distinct from <text:span text:style-name="Code_20_Inline">int</text:span>. The next Exploration will begin to examine them more closely, so please be patient.</text:p>
      <text:p text:style-name="Text_20_body">C++ also has its own <text:span text:style-name="Code_20_Inline">complex</text:span> type for complex numbers, which has its own absolute value function. In C++, however, they all have the same name, <text:change-start text:change-id="ct46366816"/><text:span text:style-name="Code_20_Inline"><text:span text:style-name="T1">std::</text:span></text:span><text:change-end text:change-id="ct46366816"/><text:span text:style-name="Code_20_Inline">abs</text:span>. Using different names for different types merely clutters the mental landscape and contributes nothing to the clarity of the code.</text:p>
      <text:p text:style-name="Text_20_body">The <text:span text:style-name="Code_20_Inline">sort</text:span> function, just to name one example, has two overloaded forms.</text:p>
      <text:p text:style-name="Code">std::sort(start, end);</text:p>
      <text:p text:style-name="Code"><text:soft-page-break/>std::sort(start, end, compare);</text:p>
      <text:p text:style-name="Text_20_body">The first form sorts in ascending order, comparing elements with the <text:span text:style-name="Code_20_Inline">&lt;</text:span> operator, and the second form compares elements by calling <text:span text:style-name="Code_20_Inline">compare</text:span>. Overloading appears in many other places in the standard library. For example, when you create a <text:span text:style-name="Code_20_Inline">locale</text:span> object, you can copy the global locale by passing no arguments</text:p>
      <text:p text:style-name="Code">std::isalpha('X', std::locale<text:change-start text:change-id="ct92899664"/><text:span text:style-name="T1">{}</text:span><text:change-end text:change-id="ct92899664"/><text:change text:change-id="ct79771984"/>);</text:p>
      <text:p text:style-name="Text_20_body">or create a native locale object by passing an empty string argument</text:p>
      <text:p text:style-name="Code">std::isalpha('X', std::locale<text:change-start text:change-id="ct48093296"/><text:span text:style-name="T1">{</text:span><text:change-end text:change-id="ct48093296"/><text:change text:change-id="ct81007728"/>""<text:change text:change-id="ct60025792"/><text:change-start text:change-id="ct46700272"/><text:span text:style-name="T1">}</text:span><text:change-end text:change-id="ct46700272"/>);</text:p>
      <text:p text:style-name="Text_20_body">Overloading functions is easy, so why not jump in? <text:span text:style-name="Strong_20_Emphasis"><text:span text:style-name="T11">Write a set of functions, all named </text:span></text:span><text:span text:style-name="Strong_20_Emphasis"><text:span text:style-name="T12">print</text:span></text:span><text:span text:style-name="Strong_20_Emphasis"><text:span text:style-name="T11">.</text:span></text:span> They all have a <text:span text:style-name="Code_20_Inline">void</text:span> return type and take various parameters:</text:p>
      <text:list xml:id="list271640792773365866" text:style-name="WW8Num2">
        <text:list-item>
          <text:p text:style-name="P10">One takes an <text:span text:style-name="Code_20_Inline">int</text:span> as a parameter. It prints the parameter to the standard output.</text:p>
        </text:list-item>
        <text:list-item>
          <text:p text:style-name="P10">Another takes two <text:span text:style-name="Code_20_Inline">int</text:span> parameters. It prints the first parameter to the standard output and uses the second parameter as the field width.</text:p>
        </text:list-item>
        <text:list-item>
          <text:p text:style-name="P10">Another takes a <text:span text:style-name="Code_20_Inline">vector&lt;int&gt;</text:span> as the first parameter, followed by three <text:span text:style-name="Code_20_Inline">string</text:span> parameters. Print the first <text:span text:style-name="Code_20_Inline">string</text:span> parameter then each element of the <text:span text:style-name="Code_20_Inline">vector</text:span> (by calling <text:span text:style-name="Code_20_Inline">print</text:span>), with the second <text:span text:style-name="Code_20_Inline">string</text:span> parameter between elements, and the third <text:span text:style-name="Code_20_Inline">string</text:span> parameter after the <text:span text:style-name="Code_20_Inline">vector</text:span>. If the <text:span text:style-name="Code_20_Inline">vector</text:span> is empty, print the first and third <text:span text:style-name="Code_20_Inline">string</text:span> parameters only.</text:p>
        </text:list-item>
        <text:list-item>
          <text:p text:style-name="P10">Another has the same parameters as the <text:span text:style-name="Code_20_Inline">vector</text:span> form, but also takes an <text:span text:style-name="Code_20_Inline">int</text:span> as the field width for each <text:span text:style-name="Code_20_Inline">vector</text:span> element.</text:p>
        </text:list-item>
      </text:list>
      <text:p text:style-name="Text_20_body"><text:span text:style-name="Strong_20_Emphasis"><text:span text:style-name="T11">Write a program to print </text:span></text:span><text:span text:style-name="Strong_20_Emphasis"><text:span text:style-name="T12">vector</text:span></text:span><text:span text:style-name="Strong_20_Emphasis"><text:span text:style-name="T11">s using the </text:span></text:span><text:span text:style-name="Strong_20_Emphasis"><text:span text:style-name="T12">print</text:span></text:span><text:span text:style-name="Strong_20_Emphasis"><text:span text:style-name="T11"> functions.</text:span></text:span> Compare your functions and program with mine in Listing 24-1.</text:p>
      <text:p text:style-name="Code_20_Caption"><text:span text:style-name="T13">Listing 24-1.</text:span> Printing Vectors by Using Overloaded Functions</text:p>
      <text:p text:style-name="Code">#include &lt;algorithm&gt;</text:p>
      <text:p text:style-name="Code">#include &lt;iostream&gt;</text:p>
      <text:p text:style-name="Code">#include &lt;iterator&gt;</text:p>
      <text:p text:style-name="Code">#include &lt;string&gt;</text:p>
      <text:p text:style-name="Code">#include &lt;vector&gt;</text:p>
      <text:p text:style-name="Code"/>
      <text:p text:style-name="Code">void print(int i)</text:p>
      <text:p text:style-name="Code">{</text:p>
      <text:p text:style-name="Code"><text:span text:style-name="T3"><text:s text:c="2"/></text:span>std::cout &lt;&lt; i;</text:p>
      <text:p text:style-name="Code">}</text:p>
      <text:p text:style-name="Code"/>
      <text:p text:style-name="Code">void print(int i, int width)</text:p>
      <text:p text:style-name="Code">{</text:p>
      <text:p text:style-name="Code"><text:span text:style-name="T3"><text:s text:c="2"/></text:span>std::cout.width(width);</text:p>
      <text:p text:style-name="Code"><text:span text:style-name="T3"><text:s text:c="2"/></text:span>std::cout &lt;&lt; i;</text:p>
      <text:p text:style-name="Code">}</text:p>
      <text:p text:style-name="Code"/>
      <text:p text:style-name="Code">void print(std::vector&lt;int&gt; const&amp; vec,</text:p>
      <text:p text:style-name="Code"><text:span text:style-name="T3"><text:s text:c="4"/></text:span>int width,</text:p>
      <text:p text:style-name="Code"><text:span text:style-name="T3"><text:s text:c="4"/></text:span>std::string const&amp; prefix,</text:p>
      <text:p text:style-name="Code"><text:span text:style-name="T3"><text:s text:c="4"/></text:span>std::string const&amp; separator,</text:p>
      <text:p text:style-name="Code"><text:span text:style-name="T3"><text:s text:c="4"/></text:span>std::string const&amp; postfix)</text:p>
      <text:p text:style-name="Code"><text:soft-page-break/>{</text:p>
      <text:p text:style-name="P1"><text:change-start text:change-id="ct88723488"/><text:span text:style-name="T3"><text:s text:c="2"/></text:span>std::cout &lt;&lt; prefix;</text:p>
      <text:p text:style-name="P1">
<text:span text:style-name="T3"/>
</text:p>
      <text:p text:style-name="P1"><text:change-end text:change-id="ct88723488"/><text:span text:style-name="T3"><text:s text:c="2"/></text:span>bool print_<text:change text:change-id="ct93084784"/><text:change-start text:change-id="ct67778800"/><text:span text:style-name="T2">separat</text:span><text:span text:style-name="T17">o</text:span><text:span text:style-name="T2">r</text:span><text:change-end text:change-id="ct67778800"/>{<text:change text:change-id="ct92549600"/><text:change-start text:change-id="ct92996688"/><text:span text:style-name="T2">fals</text:span><text:change-end text:change-id="ct92996688"/>e};</text:p>
      <text:p text:style-name="Code"><text:span text:style-name="T3"><text:s text:c="2"/></text:span>for (auto x : vec)</text:p>
      <text:p text:style-name="Code"><text:span text:style-name="T3"><text:s text:c="2"/></text:span>{</text:p>
      <text:p text:style-name="Code"><text:span text:style-name="T3"><text:s text:c="4"/></text:span>if (print_<text:change-start text:change-id="ct88734000"/><text:span text:style-name="T2">separator</text:span><text:change-end text:change-id="ct88734000"/><text:change text:change-id="ct84313216"/>)</text:p>
      <text:p text:style-name="Code"><text:change text:change-id="ct88743184"/><text:span text:style-name="T3"><text:s text:c="6"/></text:span>std::cout &lt;&lt; separator;<text:change-start text:change-id="ct88764064"/></text:p>
      <text:p text:style-name="Code">
<text:s text:c="4"/>
<text:span text:style-name="T2">else</text:span>
</text:p>
      <text:p text:style-name="Code"><text:span text:style-name="T3"><text:s text:c="2"/></text:span><text:change-end text:change-id="ct88764064"/><text:span text:style-name="T3"><text:s text:c="4"/></text:span>print_<text:change text:change-id="ct88736944"/><text:change-start text:change-id="ct92985776"/><text:span text:style-name="T2">separator</text:span><text:change-end text:change-id="ct92985776"/> = <text:change text:change-id="ct88729968"/><text:change-start text:change-id="ct88743472"/><text:span text:style-name="T2">tru</text:span><text:change-end text:change-id="ct88743472"/>e;</text:p>
      <text:p text:style-name="Code"><text:span text:style-name="T3"><text:s text:c="4"/></text:span>print(x, width);</text:p>
      <text:p text:style-name="Code"><text:span text:style-name="T3"><text:s text:c="2"/></text:span>}</text:p>
      <text:p text:style-name="Code"><text:change text:change-id="ct76220464"/><text:span text:style-name="T3"><text:s text:c="2"/></text:span>std::cout &lt;&lt; postfix;</text:p>
      <text:p text:style-name="Code">}</text:p>
      <text:p text:style-name="Code"/>
      <text:p text:style-name="Code">void print(std::vector&lt;int&gt; const&amp; vec,</text:p>
      <text:p text:style-name="Code"><text:span text:style-name="T3"><text:s text:c="4"/></text:span>std::string const&amp; prefix,</text:p>
      <text:p text:style-name="Code"><text:span text:style-name="T3"><text:s text:c="4"/></text:span>std::string const&amp; separator,</text:p>
      <text:p text:style-name="Code"><text:span text:style-name="T3"><text:s text:c="4"/></text:span>std::string const&amp; postfix)</text:p>
      <text:p text:style-name="Code">{</text:p>
      <text:p text:style-name="Code"><text:span text:style-name="T3"><text:s text:c="2"/></text:span>print(vec, 0, prefix, separator, postfix);</text:p>
      <text:p text:style-name="Code">}</text:p>
      <text:p text:style-name="Code"/>
      <text:p text:style-name="Code">int main()</text:p>
      <text:p text:style-name="Code">{</text:p>
      <text:p text:style-name="Code"><text:span text:style-name="T3"><text:s text:c="2"/></text:span>std::vector&lt;int&gt; data{<text:change-start text:change-id="ct84460720"/> <text:span text:style-name="T1">10, 20, 30, 40, 100, 1000, </text:span><text:change-end text:change-id="ct84460720"/>};</text:p>
      <text:p text:style-name="Code">
<text:change text:change-id="ct68512400"/>
</text:p>
      <text:p text:style-name="Code"><text:span text:style-name="T3"><text:s text:c="2"/></text:span>std::cout &lt;&lt; "columnar data:\n";</text:p>
      <text:p text:style-name="Code"><text:span text:style-name="T3"><text:s text:c="2"/></text:span>print(data, 10, "", "<text:change-start text:change-id="ct89096336"/><text:span text:style-name="T18">\n</text:span><text:change-end text:change-id="ct89096336"/>", "\n");</text:p>
      <text:p text:style-name="Code"><text:span text:style-name="T3"><text:s text:c="2"/></text:span>std::cout &lt;&lt; "row data:\n";</text:p>
      <text:p text:style-name="Code"><text:span text:style-name="T3"><text:s text:c="2"/></text:span>print(data, "{", ", ", "}\n");</text:p>
      <text:p text:style-name="Code">}</text:p>
      <text:p text:style-name="Text_20_body">The C++ library often uses overloading. For example, you can change the size of a <text:span text:style-name="Code_20_Inline">vector</text:span> by calling its <text:span text:style-name="Code_20_Inline">resize</text:span> member function. You can pass one or two arguments: the first argument is the new size of the <text:span text:style-name="Code_20_Inline">vector</text:span>. If you pass a second argument, it is a value to use for new elements in case the new size is larger than the old size.</text:p>
      <text:p text:style-name="Code">data.resize(10); <text:s text:c="5"/><text:change text:change-id="ct67559216"/>// if the old size &lt; 10, use default of 0 for new elements</text:p>
      <text:p text:style-name="Code">data.resize(20, -42); <text:change text:change-id="ct88826720"/>// if the old size &lt; 20, use -42 for new elements</text:p>
      <text:p text:style-name="Text_20_body">Library-writers often employ overloading, but applications programmers use it less often. <text:span text:style-name="Strong_20_Emphasis"><text:span text:style-name="T11">Practice writing libraries by writing the following functions:</text:span></text:span></text:p>
      <text:h text:style-name="Heading_20_3" text:outline-level="3">bool is_alpha(char ch)</text:h>
      <text:p text:style-name="Body_20_Text_20_First">Returns <text:span text:style-name="Code_20_Inline">true</text:span> if <text:span text:style-name="Code_20_Inline">ch</text:span> is an alphabetic character in the global locale; if not, returns <text:span text:style-name="Code_20_Inline">false</text:span>.</text:p>
      <text:h text:style-name="Heading_20_3" text:outline-level="3"><text:soft-page-break/>bool is_alpha(std::string const&amp; str)</text:h>
      <text:p text:style-name="Body_20_Text_20_First">Returns <text:span text:style-name="Code_20_Inline">true</text:span> if <text:span text:style-name="Code_20_Inline">str</text:span> contains only alphabetic characters in the global locale, or <text:span text:style-name="Code_20_Inline">false</text:span> if any character is not alphabetic. Returns <text:span text:style-name="Code_20_Inline">true</text:span> if <text:span text:style-name="Code_20_Inline">str</text:span> is empty.</text:p>
      <text:h text:style-name="Heading_20_3" text:outline-level="3">char to_lower(char ch)</text:h>
      <text:p text:style-name="Body_20_Text_20_First">Returns <text:span text:style-name="Code_20_Inline">ch</text:span> after converting it to lowercase, if possible; otherwise returns <text:span text:style-name="Code_20_Inline">ch</text:span>. Use the global locale.</text:p>
      <text:h text:style-name="Heading_20_3" text:outline-level="3">std::string to_lower(std::string str)</text:h>
      <text:p text:style-name="Body_20_Text_20_First">Returns a copy of <text:span text:style-name="Code_20_Inline">str</text:span> after converting its contents to lowercase, one character at a time. Copies verbatim any character that cannot be converted to lowercase.</text:p>
      <text:h text:style-name="Heading_20_3" text:outline-level="3">char to_upper(char ch)</text:h>
      <text:p text:style-name="Body_20_Text_20_First">Returns <text:span text:style-name="Code_20_Inline">ch</text:span> after converting it to uppercase, if possible; otherwise returns <text:span text:style-name="Code_20_Inline">ch</text:span>. Use the global locale.</text:p>
      <text:h text:style-name="Heading_20_3" text:outline-level="3">std::string to_upper(std::string str)</text:h>
      <text:p text:style-name="P9">Returns a copy of <text:span text:style-name="Code_20_Inline">str</text:span> after converting its contents to uppercase, one character at a time. Copies verbatim any character that cannot be converted to uppercase.</text:p>
      <text:p text:style-name="Text_20_body">Compare your solution with mine, which is shown in Listing 24-2.</text:p>
      <text:p text:style-name="Code_20_Caption"><text:span text:style-name="T13">Listing 24-2.</text:span> Overloading Functions in the Manner of a Library-Writer</text:p>
      <text:p text:style-name="Code">#include &lt;algorithm&gt;</text:p>
      <text:p text:style-name="Code">#include &lt;iostream&gt;</text:p>
      <text:p text:style-name="Code">#include &lt;locale&gt;</text:p>
      <text:p text:style-name="Code"/>
      <text:p text:style-name="Code">bool is_alpha(char ch)</text:p>
      <text:p text:style-name="Code">{</text:p>
      <text:p text:style-name="Code"><text:span text:style-name="T3"><text:s text:c="2"/></text:span>return std::isalpha(ch, std::locale<text:change-start text:change-id="ct80395248"/><text:span text:style-name="T1">{}</text:span><text:change-end text:change-id="ct80395248"/><text:change text:change-id="ct67558240"/>);</text:p>
      <text:p text:style-name="Code">}</text:p>
      <text:p text:style-name="Code"/>
      <text:p text:style-name="Code">bool is_alpha(std::string const&amp; str)</text:p>
      <text:p text:style-name="Code">{</text:p>
      <text:p text:style-name="Code"><text:span text:style-name="T3"><text:s text:c="2"/></text:span>for (char ch : str)</text:p>
      <text:p text:style-name="Code"><text:span text:style-name="T3"><text:s text:c="4"/></text:span>if (not is_alpha(ch))</text:p>
      <text:p text:style-name="Code"><text:span text:style-name="T3"><text:s text:c="6"/></text:span>return false;</text:p>
      <text:p text:style-name="Code"><text:span text:style-name="T3"><text:s text:c="2"/></text:span>return true;</text:p>
      <text:p text:style-name="Code">}</text:p>
      <text:p text:style-name="Code"/>
      <text:p text:style-name="Code">char to_lower(char ch)</text:p>
      <text:p text:style-name="Code">{</text:p>
      <text:p text:style-name="P2"><text:span text:style-name="T3"><text:s text:c="2"/></text:span>return std::tolower(ch, std::locale<text:change-start text:change-id="ct65822208"/><text:span text:style-name="T1">{}</text:span><text:change-end text:change-id="ct65822208"/><text:change text:change-id="ct93110624"/>);</text:p>
      <text:p text:style-name="Code">}</text:p>
      <text:p text:style-name="Code"/>
      <text:p text:style-name="Code">std::string to_lower(std::string str)</text:p>
      <text:p text:style-name="Code">{</text:p>
      <text:p text:style-name="Code"><text:span text:style-name="T3"><text:s text:c="2"/></text:span>for (char&amp; ch : str)</text:p>
      <text:p text:style-name="Code"><text:soft-page-break/><text:span text:style-name="T3"><text:s text:c="4"/></text:span>ch = to_lower(ch);</text:p>
      <text:p text:style-name="Code"><text:span text:style-name="T3"><text:s text:c="2"/></text:span>return str;</text:p>
      <text:p text:style-name="Code">}</text:p>
      <text:p text:style-name="P8">
<text:s text:c="2"/>
</text:p>
      <text:p text:style-name="Code">char to_upper(char ch)</text:p>
      <text:p text:style-name="Code">{</text:p>
      <text:p text:style-name="P2"><text:span text:style-name="T3"><text:s text:c="2"/></text:span>return std::toupper(ch, std::locale<text:change-start text:change-id="ct75919888"/><text:span text:style-name="T1">{}</text:span><text:change-end text:change-id="ct75919888"/><text:change text:change-id="ct53756896"/>);</text:p>
      <text:p text:style-name="Code">}</text:p>
      <text:p text:style-name="Code"/>
      <text:p text:style-name="Code">std::string to_upper(std::string str)</text:p>
      <text:p text:style-name="Code">{</text:p>
      <text:p text:style-name="Code"><text:span text:style-name="T3"><text:s text:c="2"/></text:span>for (char&amp; ch : str)</text:p>
      <text:p text:style-name="Code"><text:span text:style-name="T3"><text:s text:c="4"/></text:span>ch = to_upper(ch);</text:p>
      <text:p text:style-name="Code"><text:span text:style-name="T3"><text:s text:c="2"/></text:span>return str;</text:p>
      <text:p text:style-name="Code">}</text:p>
      <text:p text:style-name="Code"/>
      <text:p text:style-name="Code">int main()</text:p>
      <text:p text:style-name="Code">{</text:p>
      <text:p text:style-name="Code"><text:span text:style-name="T3"><text:s text:c="2"/></text:span>std::string str{};</text:p>
      <text:p text:style-name="Code"><text:span text:style-name="T3"><text:s text:c="2"/></text:span>while (std::cin &gt;&gt; str)</text:p>
      <text:p text:style-name="Code"><text:span text:style-name="T3"><text:s text:c="2"/></text:span>{</text:p>
      <text:p text:style-name="Code"><text:span text:style-name="T3"><text:s text:c="4"/></text:span>if (is_alpha(str))</text:p>
      <text:p text:style-name="Code"><text:span text:style-name="T3"><text:s text:c="6"/></text:span>std::cout &lt;&lt; "alpha\n";</text:p>
      <text:p text:style-name="Code"><text:span text:style-name="T3"><text:s text:c="4"/></text:span>else</text:p>
      <text:p text:style-name="Code"><text:span text:style-name="T3"><text:s text:c="6"/></text:span>std::cout &lt;&lt; "not alpha\n";</text:p>
      <text:p text:style-name="Code"><text:span text:style-name="T3"><text:s text:c="4"/></text:span>std::cout &lt;&lt; "lower: " &lt;&lt; to_lower(str) &lt;&lt; "\nupper: " &lt;&lt; to_upper(str) &lt;&lt; '\n';</text:p>
      <text:p text:style-name="Code"><text:span text:style-name="T3"><text:s text:c="2"/></text:span>}</text:p>
      <text:p text:style-name="Code">}</text:p>
      <text:p text:style-name="Text_20_body">After waxing poetic about the usefulness of standard algorithms, such as <text:span text:style-name="Code_20_Inline">transform</text:span>, I turned around and wrote my own loops. If you tried to use a standard algorithm, I applaud you for your effort and apologize for tricking you.</text:p>
      <text:p text:style-name="Text_20_body">If you want to pass an overloaded function to a standard algorithm, the compiler needs to be able to tell which overloaded function you really mean. For some rather complicated reasons, the compiler has difficulty understanding situations such as the following:</text:p>
      <text:p text:style-name="Code">std::string to_lower(std::string str)</text:p>
      <text:p text:style-name="Code">{</text:p>
      <text:p text:style-name="Code"><text:span text:style-name="T3"><text:s text:c="2"/></text:span>std::transform(str.begin(), str.end(), str.begin(), to_lower);<text:change text:change-id="ct79331664"/></text:p>
      <text:p text:style-name="Code"><text:span text:style-name="T3"><text:s text:c="2"/></text:span>return str;</text:p>
      <text:p text:style-name="Code">}</text:p>
      <text:p text:style-name="Text_20_body">Because <text:span text:style-name="Code_20_Inline">to_lower</text:span> is overloaded, the compiler does not know which <text:span text:style-name="Code_20_Inline">to_lower</text:span> you mean. C++ has ways to help the compiler understand what you mean, but it involves some nasty-looking code, and I’d rather you stay away from it for the time being. If you really insist on punishing yourself, look at code that works, but don’t try to sprain your brain understanding it.</text:p>
      <text:p text:style-name="Code">std::string to_lower(std::string str)</text:p>
      <text:p text:style-name="Code">{</text:p>
      <text:p text:style-name="Code"><text:span text:style-name="T3"><text:s text:c="2"/></text:span>std::transform(str.begin(), str.end(), str.begin(),</text:p>
      <text:p text:style-name="Code"><text:span text:style-name="T3"><text:s text:c="17"/></text:span>static_cast&lt;char (*)(char)&gt;(to_lower));</text:p>
      <text:p text:style-name="Code"><text:span text:style-name="T3"><text:s text:c="2"/></text:span>return str;</text:p>
      <text:p text:style-name="Code">}</text:p>
      <text:p text:style-name="Text_20_body"><text:soft-page-break/>If you look closely at <text:span text:style-name="Code_20_Inline">to_upper</text:span> and <text:span text:style-name="Code_20_Inline">to_lower</text:span>, you’ll notice a couple of techniques that are different from other, similar functions. Can you spot them? <text:span text:style-name="Strong_20_Emphasis"><text:span text:style-name="T11">If so, what are they?</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he range-based for loops work with references! Like a pass-by-reference function parameter, the declaration</text:p>
      <text:p text:style-name="Code">char&amp; ch</text:p>
      <text:p text:style-name="Text_20_body">is a reference to a character in the range. Thus, assigning to <text:span text:style-name="Code_20_Inline">ch</text:span> changes the character in the string. Note that <text:span text:style-name="Code_20_Inline">auto</text:span> can also <text:change text:change-id="ct78521968"/><text:change-start text:change-id="ct83874736"/><text:span text:style-name="T16">deckar</text:span><text:change-end text:change-id="ct83874736"/>e a reference. If each element of the range is large, you should use references to avoid making unnecessary copies. Use a <text:span text:style-name="Code_20_Inline">const</text:span> reference if you do not need to modify the element:</text:p>
      <text:p text:style-name="Code">for (auto const&amp; big_item : container_full_of_big_things)</text:p>
      <text:p text:style-name="Text_20_body">The other anomaly is that <text:span text:style-name="Code_20_Inline">to_lower</text:span> and <text:span text:style-name="Code_20_Inline">to_upper</text:span> string functions do not take <text:span text:style-name="Code_20_Inline">const</text:span> references, but take plain <text:span text:style-name="Code_20_Inline">string</text:span>s as parameters. This means the argument is passed by value, which in turn means the compiler arranges to copy the string when passing the argument to the function. The function needs the copy, so this technique helps the compiler generate optimal code for copying the argument, and it saves you a step in writing the function. It’s a small trick, but a useful one. This technique will be especially useful later in the book—so don’t forget it.</text:p>
      <text:p text:style-name="Text_20_body">The <text:span text:style-name="Code_20_Inline">is_alpha</text:span> string function does not modify its parameter, so it can take a <text:span text:style-name="Code_20_Inline">const</text:span> reference.</text:p>
      <text:p text:style-name="Text_20_body">A common use of overloading is to overload a function for different types, including different integer types, such as a long integer. The next Exploration takes a look at these other type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4 </text:span>
<text:span text:style-name="MT2"></text:span>
<text:span text:style-name="MT3"> Overloading Function Names</text:span>
</text:p>
      </style:header>
      <style:header-left style:display="false">
        <text:p text:style-name="Header">
<text:span text:style-name="MT3">CHAPTER 24 </text:span>
<text:span text:style-name="MT2"></text:span>
<text:span text:style-name="MT3"> Overloading Function Names</text:span>
</text:p>
      </style:header-left>
      <style:footer>
        <text:p text:style-name="MP2">
<text:page-number text:select-page="current">5</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39:00</meta:creation-date>
    <dc:creator>Ray Lischner</dc:creator>
    <dc:date>2013-10-05T09:56:29</dc:date>
    <meta:print-date>2009-03-19T10:05:00</meta:print-date>
    <meta:editing-cycles>10</meta:editing-cycles>
    <meta:editing-duration>PT7M24S</meta:editing-duration>
    <meta:generator>LibreOffice/4.0-5$Linux_X86_64 LibreOffice_project/400m0$Build-305</meta:generator>
    <meta:document-statistic meta:table-count="0" meta:image-count="0" meta:object-count="0" meta:page-count="6" meta:paragraph-count="166" meta:word-count="1476" meta:character-count="9549" meta:non-whitespace-character-count="8066"/>
    <meta:user-defined meta:name="Chapter Number">2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